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25-03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24-03-1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23-03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22-03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21-03-0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2596" calcext:value-type="float">
            <text:p>21.53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63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4" meta:object-count="0"/>
    <meta:user-defined meta:name="AppVersion">3.0</meta:user-defined>
  </office:meta>
</office:document-meta>
</file>